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0.5cm" loext:decorative="false"/>
    </style:style>
    <style:style style:name="gr7" style:family="graphic" style:parent-style-name="standard">
      <style:graphic-properties svg:stroke-color="#ff0000" draw:textarea-horizontal-align="justify" draw:textarea-vertical-align="middle" draw:auto-grow-height="false" fo:min-height="1.25cm" fo:min-width="1.5cm" loext:decorative="false"/>
      <style:paragraph-properties style:writing-mode="lr-tb"/>
    </style:style>
    <style:style style:name="gr8" style:family="graphic" style:parent-style-name="objectwithoutfill">
      <style:graphic-properties svg:stroke-color="#ff0000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gr10" style:family="graphic" style:parent-style-name="objectwithoutfill">
      <style:graphic-properties svg:stroke-color="#ff0000" draw:marker-end="Puntas_20_de_20_flecha_20_3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ff0000" draw:marker-end="Puntas_20_de_20_flecha_20_4" draw:marker-end-width="0.3cm" draw:fill="none" draw:textarea-vertical-align="middle" loext:decorative="false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1.25cm" fo:min-width="0.5cm" loext:decorative="false"/>
    </style:style>
    <style:style style:name="gr13" style:family="graphic" style:parent-style-name="objectwithoutfill">
      <style:graphic-properties svg:stroke-color="#3465a4" draw:marker-end="Puntas_20_de_20_flecha_20_5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3465a4" draw:marker-end="Puntas_20_de_20_flecha_20_6" draw:marker-end-width="0.3cm" draw:fill="none" draw:textarea-vertical-align="middle" loext:decorative="false"/>
    </style:style>
    <style:style style:name="gr15" style:family="graphic" style:parent-style-name="standard">
      <style:graphic-properties svg:stroke-color="#3465a4" draw:textarea-horizontal-align="justify" draw:textarea-vertical-align="middle" draw:auto-grow-height="false" fo:min-height="0.104cm" fo:min-width="0cm" loext:decorative="false"/>
    </style:style>
    <style:style style:name="gr16" style:family="graphic" style:parent-style-name="standard">
      <style:graphic-properties svg:stroke-color="#3465a4" draw:textarea-horizontal-align="justify" draw:textarea-vertical-align="middle" draw:auto-grow-height="false" fo:min-height="1.75cm" fo:min-width="1.5cm" loext:decorative="false"/>
      <style:paragraph-properties style:writing-mode="lr-tb"/>
    </style:style>
    <style:style style:name="gr17" style:family="graphic" style:parent-style-name="objectwithoutfill">
      <style:graphic-properties svg:stroke-color="#3465a4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75cm" svg:height="2.5cm" svg:x="1.25cm" svg:y="1.25cm">
          <draw:text-box>
            <text:p>Para hacer la función <text:span text:style-name="T1">uno_addcard() </text:span><text:span text:style-name="T2">debemos ver que si la pila es recién creada (es decir, uno→played_cards = 1) solo debemos ver que:</text:span></text:p>
          </draw:text-box>
        </draw:frame>
        <draw:path draw:style-name="gr2" draw:text-style-name="P2" draw:layer="layout" svg:width="1.389cm" svg:height="1.059cm" draw:transform="rotate (-1.5707963267949) translate (2.17222393053827cm 4.392cm)" svg:viewBox="0 0 1390 1060" svg:d="M79 1060c402-54 1144 174 1297-476 85-360-243-685-556-555l-371 26-291 132-158 27">
          <text:p/>
        </draw:path>
        <draw:line draw:style-name="gr3" draw:text-style-name="P2" draw:layer="layout" svg:x1="2.5cm" svg:y1="5cm" svg:x2="4.25cm" svg:y2="5cm">
          <text:p/>
        </draw:line>
        <draw:frame draw:style-name="gr4" draw:text-style-name="P1" draw:layer="layout" svg:width="2.5cm" svg:height="1.25cm" svg:x="4.25cm" svg:y="4.5cm">
          <draw:text-box>
            <text:p>Top</text:p>
          </draw:text-box>
        </draw:frame>
        <draw:line draw:style-name="gr5" draw:text-style-name="P2" draw:layer="layout" svg:x1="5.75cm" svg:y1="5cm" svg:x2="7.25cm" svg:y2="5cm">
          <text:p/>
        </draw:line>
        <draw:custom-shape draw:style-name="gr6" draw:text-style-name="P3" draw:layer="layout" svg:width="1cm" svg:height="1.5cm" svg:x="7.5cm" svg:y="4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1.5cm" svg:x="1.5cm" svg:y="7cm">
          <text:p text:style-name="P3">New card</text:p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4.32cm" svg:height="1.956cm" svg:x="3.059cm" svg:y="5.183cm" svg:viewBox="0 0 4321 1957" svg:d="M3688 29c422-173 830 478 529 794-463 486-1158 339-1746 476-409 95-832 94-1243 185-319 71-741 588-953 212-496-879-280 605 318 185l344-53 185-106">
          <text:p/>
        </draw:path>
        <draw:path draw:style-name="gr8" draw:text-style-name="P2" draw:layer="layout" svg:width="4.84cm" svg:height="2.758cm" svg:x="3.308cm" svg:y="6.138cm" svg:viewBox="0 0 4841 2759" svg:d="M0 2461c446 37 850 263 1296 291 374 23 759-3 1111-185 530-275 1056-573 1482-1006 320-326 249-821 556-1111 883-834-996-45 79-450l238 265 79 211">
          <text:p/>
        </draw:path>
        <draw:frame draw:style-name="gr9" draw:text-style-name="P1" draw:layer="layout" svg:width="9.75cm" svg:height="5.5cm" svg:x="9.5cm" svg:y="4cm">
          <draw:text-box>
            <text:p>Está imagen en código sería:</text:p>
            <text:p><text:tab/><text:span text:style-name="T3">if</text:span>(uno→played→card<text:span text:style-name="T4"> == 1){</text:span></text:p>
            <text:p><text:span text:style-name="T4"><text:tab/></text:span><text:span text:style-name="T4"><text:tab/></text:span><text:span text:style-name="T4">new_node→next = uno→top→next;</text:span></text:p>
            <text:p><text:span text:style-name="T4"><text:tab/></text:span><text:span text:style-name="T4"><text:tab/></text:span><text:span text:style-name="T4">uno→top = new_node;</text:span></text:p>
            <text:p><text:span text:style-name="T4"><text:tab/></text:span><text:span text:style-name="T4">}</text:span></text:p>
          </draw:text-box>
        </draw:frame>
        <draw:frame draw:style-name="gr1" draw:text-style-name="P1" draw:layer="layout" svg:width="18.25cm" svg:height="2.5cm" svg:x="1.25cm" svg:y="9.75cm">
          <draw:text-box>
            <text:p>Ahora si bien la pila tenga más elementos deberemos shiftear todos sus elementos hacía la derecha para agregar la nueva carta, de forma tal que:</text:p>
          </draw:text-box>
        </draw:frame>
        <draw:path draw:style-name="gr8" draw:text-style-name="P2" draw:layer="layout" svg:width="1.987cm" svg:height="1.911cm" draw:transform="rotate (-1.5707963267949) translate (3.71666801952573cm 12.647cm)" svg:viewBox="0 0 1988 1912" svg:d="M0 1891c425 65 873-18 1244-238 332-197 782-466 741-926-50-549-604-693-1032-714-307-16-650-48-926 132l-27 53">
          <text:p/>
        </draw:path>
        <draw:line draw:style-name="gr10" draw:text-style-name="P2" draw:layer="layout" svg:x1="4.25cm" svg:y1="13.75cm" svg:x2="6.25cm" svg:y2="13.75cm">
          <text:p/>
        </draw:line>
        <draw:frame draw:style-name="gr4" draw:text-style-name="P1" draw:layer="layout" svg:width="1.75cm" svg:height="1.25cm" svg:x="6.5cm" svg:y="13.25cm">
          <draw:text-box>
            <text:p>Top</text:p>
          </draw:text-box>
        </draw:frame>
        <draw:line draw:style-name="gr11" draw:text-style-name="P2" draw:layer="layout" svg:x1="8cm" svg:y1="13.75cm" svg:x2="9.5cm" svg:y2="13.75cm">
          <text:p/>
        </draw:line>
        <draw:custom-shape draw:style-name="gr12" draw:text-style-name="P3" draw:layer="layout" svg:width="1cm" svg:height="1.5cm" svg:x="9.75cm" svg:y="13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1cm" svg:y1="13.75cm" svg:x2="12.5cm" svg:y2="13.75cm">
          <text:p/>
        </draw:line>
        <draw:custom-shape draw:style-name="gr12" draw:text-style-name="P3" draw:layer="layout" svg:width="1cm" svg:height="1.5cm" svg:x="12.75cm" svg:y="13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4cm" svg:y1="13.75cm" svg:x2="15.25cm" svg:y2="13.75cm">
          <text:p/>
        </draw:line>
        <draw:custom-shape draw:style-name="gr15" draw:text-style-name="P3" draw:layer="layout" svg:width="0.5cm" svg:height="0.5cm" svg:x="15.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5cm" svg:height="0.5cm" svg:x="16.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5cm" svg:height="0.5cm" svg:x="17.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2cm" svg:height="2cm" svg:x="1.25cm" svg:y="15.25cm">
          <text:p text:style-name="P3">New card</text:p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3.999cm" svg:height="1.481cm" svg:x="3.466cm" svg:y="14.102cm" svg:viewBox="0 0 4000 1482" svg:d="M3969 0c40 322 87 707-185 953-459 415-1078 396-1641 450-470 45-1024 181-1402-159-223-201-987 213-555-397l-186 291 609 318 212 26">
          <text:p/>
        </draw:path>
        <draw:path draw:style-name="gr17" draw:text-style-name="P2" draw:layer="layout" svg:width="8.185cm" svg:height="4.067cm" svg:x="2.345cm" svg:y="14.799cm" svg:viewBox="0 0 8186 4068" svg:d="M10 2558c-49 386 68 903 582 979 469 70 849 535 1350 529 686-7 1376-33 2063 0 431 21 834-119 1217-291 550-245 899-750 1191-1244 296-497 682-936 1058-1375 284-331 976-1301 582-1138-1454 603 96-238 80 529l53 291">
          <text:p/>
        </draw:path>
        <draw:frame draw:style-name="gr18" draw:text-style-name="P1" draw:layer="layout" svg:width="18cm" svg:height="5.228cm" svg:x="1.5cm" svg:y="19.25cm">
          <draw:text-box>
            <text:p>En este caso se volverá a repetir el mismo código del caso anterior, por lo que en sí el código será:</text:p>
            <text:p><text:tab/>new_node→next = uno→top;</text:p>
            <text:p><text:tab/>uno→top = new_node;</text:p>
            <text:p text:style-name="P4"><text:span text:style-name="T5">NOTA:</text:span><text:span text:style-name="T6"> Para el nuevo nodo necesitaremos saber quien es el jugador, por lo que es necesario usar la función </text:span><text:span text:style-name="T7">uno_nextplayer()</text:span><text:span text:style-name="T6">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4:13:58.143987245</meta:creation-date>
    <dc:date>2024-06-27T17:05:29.056812391</dc:date>
    <meta:editing-duration>PT2H38M59S</meta:editing-duration>
    <meta:editing-cycles>1</meta:editing-cycles>
    <meta:document-statistic meta:object-count="26"/>
    <meta:generator>LibreOffice/24.2.3.2$Linux_X86_64 LibreOffice_project/420$Build-2</meta:generator>
  </office:meta>
</office:document-meta>
</file>